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ones de ficheros de Arduino</text:p>
      <text:p text:style-name="Standard"/>
      <text:p text:style-name="Standard">Contenido de los ficheros:</text:p>
      <text:list xml:id="list5596663518890730721" text:style-name="L1">
        <text:list-item>
          <text:p text:style-name="P2">I2C-Prog30-Grove-PCA9685-Humanoide-DHCDCI-GiroscLSM6DS3-Menu.ino – Código de Humanoide (Caminar y Equilibrio) con menú.</text:p>
          <text:p text:style-name="P2">El osciloscopio es un LSM6DS3 conectores Grove, que simplifican mucho el montaje y evita gran cantidad de fallos por ser más estables que el montaje con cables sueltos como los MMA7361.</text:p>
          <text:p text:style-name="P2">Es bastante preciso en las medidas <text:s/>(oscilaciones de +-0,3º) y no se modifican por golpes como los MPU9250 sin código de corrección.</text:p>
        </text:list-item>
        <text:list-item>
          <text:p text:style-name="P2">I2C-Prog29-Grove-PCA9685-Humanoide-DHCDCI-GiroscLSM6DS3.ino – Código de Humanoide (Caminar y Equilibrio) sin menú. Se edita desde el propio código para hacer las pruebas. Es más simple dado que se usa un porcentaje de código relativamente alto para implementar el menú.</text:p>
          <text:p text:style-name="P2">Sin otras diferencias respecto al anterior caso.</text:p>
        </text:list-item>
        <text:list-item>
          <text:p text:style-name="P2">I2C-Prog33-Grove-PCA9685-Humanoide-DHCDCI-GiroscMMA7361-Menu.ino – Código de Humanoide (Caminar y Equilibrio) con menú.</text:p>
          <text:p text:style-name="P2">El osciloscopio es un MMA7361 con cables sueltos como conectores, Tienen gran cantidad de fallos por ser poco estables en el montaje. Y es menos preciso (oscilaciones de +-2º).</text:p>
        </text:list-item>
        <text:list-item>
          <text:p text:style-name="P2">I2C-Prog32-Grove-PCA9685-Humanoide-DHCDCI-GiroscMMA7361.ino - Código de Humanoide (Caminar y Equilibrio) sin menú. Se edita desde el propio código para hacer las pruebas. Es más simple dado que se usa un porcentaje de código relativamente alto para implementar el menú.</text:p>
          <text:p text:style-name="P2">Sin otras diferencias respecto al anterior caso.</text:p>
        </text:list-item>
        <text:list-item>
          <text:p text:style-name="P2">I2C-Prog26-Grove-PCA9685-DH-Brazo-MatrizYDatosCDCI-Menu.ino – Código de Humanoide (Caminar) con menú. No tiene opción de equilibrado y, por tanto es un código más simplificado.</text:p>
        </text:list-item>
        <text:list-item>
          <text:p text:style-name="P2">I2C-Prog25-Grove-PCA9685-DH-Brazo-MatrizYDatosCDCI.ino – Código de Humanoide (Caminar) sin menú. Se edita desde el propio código para hacer las pruebas. Es la opción más simple dado que se usa un porcentaje de código relativamente alto para implementar el menú.</text:p>
          <text:p text:style-name="P2">Sin otras diferencias respecto al anterior caso.</text:p>
        </text:list-item>
        <text:list-item>
          <text:p text:style-name="P2">CAN-Prog01-RMD-X8-PRO-UBU-01.ino – Código de prueba de dos motores con comunicaciones CAN. Pruebas de la biblioteca “RMDx8ArduinoUBU-master”.</text:p>
        </text:list-item>
        <text:list-item>
          <text:p text:style-name="P2">CAN-Prog01-RMD-X8-PRO-UBU-02.ino – Análisis de datos obtenidos con un motor. Pruebas control y toma de datos de la biblioteca “RMDx8ArduinoUBU-master”.</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16" meta:word-count="313" meta:character-count="2218"/>
    <dc:date>2023-01-19T04:37:44.18</dc:date>
    <meta:editing-duration>PT17M28S</meta:editing-duration>
    <meta:editing-cycles>1</meta:editing-cycles>
    <meta:generator>OpenOffice/4.1.7$Win32 OpenOffice.org_project/417m1$Build-9800</meta:generator>
  </office:meta>
</office:document-meta>
</file>